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1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DEGOKE</text:p>
          </table:table-cell>
          <table:table-cell table:style-name="ce5" office:value-type="string" calcext:value-type="string">
            <text:p>CMD</text:p>
          </table:table-cell>
          <table:table-cell table:style-name="ce5" office:value-type="string" calcext:value-type="string">
            <text:p>JAJA CLINIC, UI, IBADAN</text:p>
          </table:table-cell>
          <table:table-cell table:style-name="ce6" office:value-type="float" office:value="8039103956" calcext:value-type="float">
            <text:p>8039103956</text:p>
          </table:table-cell>
          <table:table-cell table:style-name="ce5" office:value-type="string" calcext:value-type="string">
            <text:p>BP CAP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HOWED INTEREST IN THE MEDICINES AND READY TO HELP COORDINATE OTHER DOCTORS FOR A MEETING. DEMANDED FOR SAMPLES TO GIVE TO HIS PATIENTS WHICH WERE SUPPLIED (BP CAP &amp; NERVERON). FEEDBACKS TO BE GIVEN NEXT WEEK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I HAD A PRODUCT ACTIVATION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MEETING WITH NSM AND PM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IN IBADAN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1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15T14:48:25.755291505</dc:date>
    <meta:generator>LibreOffice/7.3.7.2$Linux_X86_64 LibreOffice_project/30$Build-2</meta:generator>
    <meta:editing-duration>PT1H40M2S</meta:editing-duration>
    <meta:editing-cycles>17</meta:editing-cycles>
    <meta:document-statistic meta:table-count="1" meta:cell-count="50" meta:object-count="0"/>
    <meta:user-defined meta:name="AppVersion">16.0300</meta:user-defined>
  </office:meta>
</office:document-meta>
</file>